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0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 file 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021-03-13_05-23-44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file used to generate initial overleaf plots, recovered around 0.9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3-17_23-37-3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9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3-18_01-41-4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ame parameters as 2021-03-17_23-37-31, but uses same lockdown for all entities in a given city, 1.2 million cumulative recovered, adjacency matrix keeps top 3 edges</text:p>
          </table:table-cell>
        </table:table-row>
        <table:table-row table:style-name="ro1">
          <table:table-cell office:value-type="string" calcext:value-type="string">
            <text:p>2021-03-18_12-12-22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o lockdown</text:p>
          </table:table-cell>
        </table:table-row>
        <table:table-row table:style-name="ro1">
          <table:table-cell office:value-type="string" calcext:value-type="string">
            <text:p>2021-03-21_13-01-0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o lockdown</text:p>
          </table:table-cell>
        </table:table-row>
        <table:table-row table:style-name="ro1">
          <table:table-cell office:value-type="string" calcext:value-type="string">
            <text:p>2021-03-21_23-18-0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0.9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3-22_04-13-2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<text:span text:style-name="T1">Regular lockdown, same parameters as 2021-03-21_23-18-05, except the cost of lockdown is lower, r</text:span>ecovered around 0.5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3-20_03-48-2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7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3-20_03-20-1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ame parameters as 2021-03-20_03-48-27, but uses same lockdown for cities, 1.0 million cumulative recovered, adjacency matrix keeps top 3 edges</text:p>
          </table:table-cell>
        </table:table-row>
        <table:table-row table:style-name="ro1">
          <table:table-cell office:value-type="string" calcext:value-type="string">
            <text:p>2021-03-20_03-20-1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ame parameters as 2021-03-20_03-48-27, but uses same lockdown for entities, 1.2 million cumulative recovered, adjacency matrix keeps top 3 edges</text:p>
          </table:table-cell>
        </table:table-row>
        <table:table-row table:style-name="ro1">
          <table:table-cell office:value-type="string" calcext:value-type="string">
            <text:p>2021-03-20_03-23-0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ame parameters as 2021-03-20_03-48-27, but uses same lockdown for cities and entities, 1.4 million cumulative recovered, adjacency matrix keeps top 3 edges</text:p>
          </table:table-cell>
        </table:table-row>
        <table:table-row table:style-name="ro1">
          <table:table-cell office:value-type="string" calcext:value-type="string">
            <text:p>2021-03-29_16-45-3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o lockdown, recovered around 6.8 million cumulative</text:p>
          </table:table-cell>
        </table:table-row>
        <table:table-row table:style-name="ro1">
          <table:table-cell office:value-type="string" calcext:value-type="string">
            <text:p>2021-04-09_09-39-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o lockdown, recovered around 11.5 million cumulative</text:p>
          </table:table-cell>
        </table:table-row>
        <table:table-row table:style-name="ro1">
          <table:table-cell office:value-type="string" calcext:value-type="string">
            <text:p>2021-04-02_01-59-4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Very high cost for lockdown, which results in everyone get infected</text:p>
          </table:table-cell>
        </table:table-row>
        <table:table-row table:style-name="ro1">
          <table:table-cell office:value-type="string" calcext:value-type="string">
            <text:p>2021-04-02_04-20-4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Very low parameters for lockdown, which results in around only ~10000 infections</text:p>
          </table:table-cell>
        </table:table-row>
        <table:table-row table:style-name="ro1">
          <table:table-cell office:value-type="string" calcext:value-type="string">
            <text:p>2021-04-08_14-53-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o lockdown, recovered around 8.5 million cumulative</text:p>
          </table:table-cell>
        </table:table-row>
        <table:table-row table:style-name="ro1">
          <table:table-cell office:value-type="string" calcext:value-type="string">
            <text:p>2021-04-09_09-40-3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o lockdown, recovered around 10.3 million cumulative</text:p>
          </table:table-cell>
        </table:table-row>
        <table:table-row table:style-name="ro1">
          <table:table-cell office:value-type="string" calcext:value-type="string">
            <text:p>2021-04-09_16-56-4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44 million cumulative, adjacency matrix keeps top 5 edges</text:p>
          </table:table-cell>
        </table:table-row>
        <table:table-row table:style-name="ro1">
          <table:table-cell office:value-type="string" calcext:value-type="string">
            <text:p>2021-04-09_16-51-3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42 million cumulative, adjacency matrix keeps top 4 edges, same parameters as 2021-04-09_16-56-47</text:p>
          </table:table-cell>
        </table:table-row>
        <table:table-row table:style-name="ro1">
          <table:table-cell office:value-type="string" calcext:value-type="string">
            <text:p>2021-04-09_16-35-3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53 million cumulative, adjacency matrix keeps top 3 edges, same parameters as 2021-04-09_16-56-47</text:p>
          </table:table-cell>
        </table:table-row>
        <table:table-row table:style-name="ro1">
          <table:table-cell office:value-type="string" calcext:value-type="string">
            <text:p>2021-04-09_16-38-4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68 million cumulative, adjacency matrix keeps top 3 edges, same parameters as 2021-04-09_16-56-47, but uses 2x cost for lockdown</text:p>
          </table:table-cell>
        </table:table-row>
        <table:table-row table:style-name="ro1">
          <table:table-cell office:value-type="string" calcext:value-type="string">
            <text:p>2021-04-09_16-44-0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93 million cumulative, adjacency matrix keeps top 3 edges, same parameters as 2021-04-09_16-56-47, but uses 4x cost for lockdown</text:p>
          </table:table-cell>
        </table:table-row>
        <table:table-row table:style-name="ro1">
          <table:table-cell office:value-type="string" calcext:value-type="string">
            <text:p>2021-04-09_16-46-3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1.19 million cumulative, adjacency matrix keeps top 3 edges, same parameters as 2021-04-09_16-56-47, but uses 8x cost for lockdown</text:p>
          </table:table-cell>
        </table:table-row>
        <table:table-row table:style-name="ro1">
          <table:table-cell office:value-type="string" calcext:value-type="string">
            <text:p>2021-04-09_18-01-5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1.82 million cumulative, adjacency matrix keeps top 3 edges, same parameters as 2021-04-09_16-56-47, but uses 20x cost for lockdown</text:p>
          </table:table-cell>
        </table:table-row>
        <table:table-row table:style-name="ro1">
          <table:table-cell office:value-type="string" calcext:value-type="string">
            <text:p>2021-04-09_18-25-0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0.67 million cumulative, adjacency matrix keeps top 3 edges</text:p>
          </table:table-cell>
        </table:table-row>
        <table:table-row table:style-name="ro2">
          <table:table-cell office:value-type="string" calcext:value-type="string">
            <text:p>2021-04-09_18-24-51</text:p>
            <text:p/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<text:span text:style-name="T1">Regular lockdown, recovered around 0.88 million cumulative, adjacency matrix keeps top 3 edges, same parameters as 2021-04-09_18-25-03</text:span>, but uses 2x cost for lockdown</text:p>
          </table:table-cell>
        </table:table-row>
        <table:table-row table:style-name="ro2">
          <table:table-cell office:value-type="string" calcext:value-type="string">
            <text:p>2021-04-09_18-25-59</text:p>
            <text:p/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<text:span text:style-name="T1">Regular lockdown, recovered around 1.02 million cumulative, adjacency matrix keeps top 3 edges, same parameters as 2021-04-09_18-25-03</text:span>, but uses 4x cost for lockdown</text:p>
          </table:table-cell>
        </table:table-row>
        <table:table-row table:style-name="ro2">
          <table:table-cell office:value-type="string" calcext:value-type="string">
            <text:p>2021-04-09_18-25-01</text:p>
            <text:p/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<text:span text:style-name="T1">Regular lockdown, recovered around 1.42 million cumulative, adjacency matrix keeps top 3 edges, same parameters as 2021-04-09_18-25-03</text:span>, but uses 8x cost for lockdown</text:p>
          </table:table-cell>
        </table:table-row>
        <table:table-row table:style-name="ro2">
          <table:table-cell office:value-type="string" calcext:value-type="string">
            <text:p>2021-04-09_18-25-02</text:p>
            <text:p/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<text:span text:style-name="T1">Regular lockdown, recovered around 2.09 million cumulative, adjacency matrix keeps top 3 edges, same parameters as 2021-04-09_18-25-03</text:span>, but uses 20x cost for lockdown</text:p>
          </table:table-cell>
        </table:table-row>
        <table:table-row table:style-name="ro1">
          <table:table-cell office:value-type="string" calcext:value-type="string">
            <text:p>2021-04-09_19-49-2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1.11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4-09_20-07-3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span text:style-name="T1">Regular lockdown, recovered around 1.37 million cumulative, adjacency matrix keeps top 3 edges, same parameters as 2021-04-09_19-49-27</text:span>, but uses 2x cost for lockdown</text:p>
          </table:table-cell>
        </table:table-row>
        <table:table-row table:style-name="ro1">
          <table:table-cell office:value-type="string" calcext:value-type="string">
            <text:p>2021-04-09_19-34-0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span text:style-name="T1">Regular lockdown, recovered around 2.56 million cumulative, adjacency matrix keeps top 3 edges, same parameters as 2021-04-09_19-49-27</text:span>, but uses 4x cost for lockdown</text:p>
          </table:table-cell>
        </table:table-row>
        <table:table-row table:style-name="ro1">
          <table:table-cell office:value-type="string" calcext:value-type="string">
            <text:p>2021-04-09_19-27-1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span text:style-name="T1">Regular lockdown, recovered around 4.03 million cumulative, adjacency matrix keeps top 3 edges, same parameters as 2021-04-09_19-49-27</text:span>, but uses 8x cost for lockdown</text:p>
          </table:table-cell>
        </table:table-row>
        <table:table-row table:style-name="ro1">
          <table:table-cell office:value-type="string" calcext:value-type="string">
            <text:p>2021-04-09_19-22-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span text:style-name="T1">Regular lockdown, recovered around 6.28 million cumulative, adjacency matrix keeps top 3 edges, same parameters as 2021-04-09_19-49-27</text:span>, but uses 20x cost for lockdown</text:p>
          </table:table-cell>
        </table:table-row>
        <table:table-row table:style-name="ro1">
          <table:table-cell office:value-type="string" calcext:value-type="string">
            <text:p>2021-04-09_20-25-5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<text:span text:style-name="T1">Regular lockdown, recovered around 1.39 million cumulative, adjacency matrix keeps top 3 edges, same parameters as 2021-04-09_16-35-32</text:span>, but uses 4x cost for lockdown, uses same lockdown for cities and entities</text:p>
          </table:table-cell>
        </table:table-row>
        <table:table-row table:style-name="ro1">
          <table:table-cell office:value-type="string" calcext:value-type="string">
            <text:p>2021-04-09_20-32-3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<text:span text:style-name="T1">Regular lockdown, recovered around 0.65 million cumulative, adjacency matrix keeps top 3 edges, same parameters as 2021-04-09_16-35-32</text:span>, but uses 4x cost for lockdown, uses same lockdown for cities</text:p>
          </table:table-cell>
        </table:table-row>
        <table:table-row table:style-name="ro1">
          <table:table-cell office:value-type="string" calcext:value-type="string">
            <text:p>2021-04-09_20-36-2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<text:span text:style-name="T1">Regular lockdown, recovered around 1.22 million cumulative, adjacency matrix keeps top 3 edges, same parameters as 2021-04-09_16-35-32</text:span>, but uses 4x cost for lockdown, uses same lockdown for entities</text:p>
          </table:table-cell>
        </table:table-row>
        <table:table-row table:style-name="ro1">
          <table:table-cell office:value-type="string" calcext:value-type="string">
            <text:p>2021-04-09_21-26-0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97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4-09_21-27-44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06 million cumulative, adjacency matrix keeps top 3 edges, same parameters as 2021-04-09_21-26-07</text:span>, uses same lockdown for entities</text:p>
          </table:table-cell>
        </table:table-row>
        <table:table-row table:style-name="ro1">
          <table:table-cell office:value-type="string" calcext:value-type="string">
            <text:p>2021-04-09_21-18-40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20 million cumulative, adjacency matrix keeps top 3 edges, same parameters as 2021-04-09_21-26-07</text:span>, uses same lockdown for cities</text:p>
          </table:table-cell>
        </table:table-row>
        <table:table-row table:style-name="ro1">
          <table:table-cell office:value-type="string" calcext:value-type="string">
            <text:p>2021-04-09_21-19-0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51 million cumulative, adjacency matrix keeps top 3 edges, same parameters as 2021-04-09_21-26-07, </text:span>uses same lockdown for entities and cities</text:p>
          </table:table-cell>
        </table:table-row>
        <table:table-row table:style-name="ro1">
          <table:table-cell office:value-type="string" calcext:value-type="string">
            <text:p>2021-04-09_23-33-48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83 million cumulative, adjacency matrix keeps top 4 edges, same parameters as 2021-04-09_21-26-07</text:p>
          </table:table-cell>
        </table:table-row>
        <table:table-row table:style-name="ro1">
          <table:table-cell office:value-type="string" calcext:value-type="string">
            <text:p>2021-04-10_00-51-4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77 million cumulative, adjacency matrix keeps top 5 edges, same parameters as 2021-04-09_21-26-07</text:p>
          </table:table-cell>
        </table:table-row>
        <table:table-row table:style-name="ro1">
          <table:table-cell office:value-type="string" calcext:value-type="string">
            <text:p>2021-04-11_12-57-4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08 million cumulative, adjacency matrix keeps top 3 edges, same parameters as 2021-04-09_21-26-07</text:span>, but uses 2x cost for lockdown</text:p>
          </table:table-cell>
        </table:table-row>
        <table:table-row table:style-name="ro1">
          <table:table-cell office:value-type="string" calcext:value-type="string">
            <text:p>2021-04-11_12-53-4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55 million cumulative, adjacency matrix keeps top 3 edges, same parameters as 2021-04-09_21-26-07</text:span>, but uses 4x cost for lockdown</text:p>
          </table:table-cell>
        </table:table-row>
        <table:table-row table:style-name="ro1">
          <table:table-cell office:value-type="string" calcext:value-type="string">
            <text:p>2021-04-11_13-01-4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1.79 million cumulative, adjacency matrix keeps top 3 edges, same parameters as 2021-04-09_21-26-07</text:span>, but uses 8x cost for lockdown</text:p>
          </table:table-cell>
        </table:table-row>
        <table:table-row table:style-name="ro1">
          <table:table-cell office:value-type="string" calcext:value-type="string">
            <text:p>2021-04-11_12-51-09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<text:span text:style-name="T1">Regular lockdown, recovered around 2.81 million cumulative, adjacency matrix keeps top 3 edges, same parameters as 2021-04-09_21-26-07</text:span>, but uses 20x cost for lockdown</text:p>
          </table:table-cell>
        </table:table-row>
        <table:table-row table:style-name="ro1">
          <table:table-cell office:value-type="string" calcext:value-type="string">
            <text:p>2021-04-10_04-33-30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1.58 million cumulative, adjacency matrix keeps top 3 edges</text:p>
          </table:table-cell>
        </table:table-row>
        <table:table-row table:style-name="ro1">
          <table:table-cell office:value-type="string" calcext:value-type="string">
            <text:p>2021-04-23_10-54-08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48 million cumulative, adjacency matrix keeps top 3 edges, uses scaled lockdown for demand of a city-entity pair</text:p>
          </table:table-cell>
        </table:table-row>
        <table:table-row table:style-name="ro1">
          <table:table-cell office:value-type="string" calcext:value-type="string">
            <text:p>2021-04-23_10-39-3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02 million cumulative, adjacency matrix keeps top 3 edges, uses scaled lockdown for demand of a city-entity pair, same parameters as 2021-04-23_10-54-08 , but uses 2x cost for lockdown</text:p>
          </table:table-cell>
        </table:table-row>
        <table:table-row table:style-name="ro1">
          <table:table-cell office:value-type="string" calcext:value-type="string">
            <text:p>2021-04-23_10-36-19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35 million cumulative, adjacency matrix keeps top 3 edges, uses scaled lockdown for demand of a city-entity pair, same parameters as 2021-04-23_10-54-08 , but uses 4x cost for lockdown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New cost function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3_14-02-29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04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3_15-02-0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83 million cumulative, adjacency matrix keeps top 3 edges, uses scaled lockdown for city population for an entity in a city, same parameters as 2021-04-23_14-02-29 , but uses 2x cost for lockdown</text:p>
          </table:table-cell>
        </table:table-row>
        <table:table-row table:style-name="ro1">
          <table:table-cell office:value-type="string" calcext:value-type="string">
            <text:p>2021-04-23_15-00-02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3.45 million cumulative, adjacency matrix keeps top 3 edges, uses scaled lockdown for city population for an entity in a city, same parameters as 2021-04-23_14-02-29 , but uses 4x cost for lockdown</text:p>
          </table:table-cell>
        </table:table-row>
        <table:table-row table:style-name="ro1">
          <table:table-cell office:value-type="string" calcext:value-type="string">
            <text:p>2021-04-24_12-35-2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25 million cumulative, adjacency matrix keeps top 3 edges, uses scaled lockdown for city population for an entity in a city, same parameters as 2021-04-23_14-02-29 , but uses 0.1x cost for lockdown</text:p>
          </table:table-cell>
        </table:table-row>
        <table:table-row table:style-name="ro1">
          <table:table-cell office:value-type="string" calcext:value-type="string">
            <text:p>2021-04-24_12-34-29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38 million cumulative, adjacency matrix keeps top 3 edges, uses scaled lockdown for city population for an entity in a city, same parameters as 2021-04-23_14-02-29 , but uses 0.2x cost for lockdown</text:p>
          </table:table-cell>
        </table:table-row>
        <table:table-row table:style-name="ro1">
          <table:table-cell office:value-type="string" calcext:value-type="string">
            <text:p>2021-04-24_12-20-2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84 million cumulative, adjacency matrix keeps top 3 edges, uses scaled lockdown for city population for an entity in a city, same parameters as 2021-04-23_14-02-29 , but uses 0.5x cost for lockdown</text:p>
          </table:table-cell>
        </table:table-row>
        <table:table-row table:style-name="ro1">
          <table:table-cell office:value-type="string" calcext:value-type="string">
            <text:p>2021-04-25_13-32-0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48 million cumulative, adjacency matrix keeps top 3 edges, uses scaled lockdown for city population for an entity in a city, same parameters as 2021-04-23_14-02-29, <text:s/>uses same lockdown for entities</text:p>
          </table:table-cell>
        </table:table-row>
        <table:table-row table:style-name="ro1">
          <table:table-cell office:value-type="string" calcext:value-type="string">
            <text:p>2021-04-25_13-24-3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13 million cumulative, adjacency matrix keeps top 3 edges, uses scaled lockdown for city population for an entity in a city, same parameters as 2021-04-23_14-02-29, uses same lockdown for cities</text:p>
          </table:table-cell>
        </table:table-row>
        <table:table-row table:style-name="ro1">
          <table:table-cell office:value-type="string" calcext:value-type="string">
            <text:p>2021-04-25_13-13-2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1.72 million cumulative, adjacency matrix keeps top 3 edges, uses scaled lockdown for city population for an entity in a city, same parameters as 2021-04-23_14-02-29, uses same lockdown for cities and entities</text:p>
          </table:table-cell>
        </table:table-row>
        <table:table-row table:style-name="ro1">
          <table:table-cell office:value-type="string" calcext:value-type="string">
            <text:p>2021-04-25_14-21-43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71 million cumulative, adjacency matrix keeps top 4 edges, uses scaled lockdown for city population for an entity in a city, same parameters as 2021-04-24_12-20-26</text:p>
          </table:table-cell>
        </table:table-row>
        <table:table-row table:style-name="ro1">
          <table:table-cell office:value-type="string" calcext:value-type="string">
            <text:p>2021-04-25_18-01-31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gular lockdown, recovered around 0.79 million cumulative, adjacency matrix keeps top 5 edges, uses scaled lockdown for city population for an entity in a city, same parameters as 2021-04-24_12-20-26</text:p>
          </table:table-cell>
        </table:table-row>
        <table:table-row table:style-name="ro1">
          <table:table-cell office:value-type="string" calcext:value-type="string">
            <text:p>2021-04-23_22-43-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3.58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3_22-28-3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10.8 million cumulative, adjacency matrix keeps top 3 edges, uses scaled lockdown for city population for an entity in a city, same parameters as 2021-04-23_22-43-09, but uses 2x cost for lockdown</text:p>
          </table:table-cell>
        </table:table-row>
        <table:table-row table:style-name="ro1">
          <table:table-cell office:value-type="string" calcext:value-type="string">
            <text:p>2021-04-23_22-28-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10.6 million cumulative, adjacency matrix keeps top 3 edges, uses scaled lockdown for city population for an entity in a city, same parameters as 2021-04-23_22-43-09, but uses 4x cost for lockdown</text:p>
          </table:table-cell>
        </table:table-row>
        <table:table-row table:style-name="ro1">
          <table:table-cell office:value-type="string" calcext:value-type="string">
            <text:p>2021-04-24_12-35-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0.26 million cumulative, adjacency matrix keeps top 3 edges, uses scaled lockdown for city population for an entity in a city, same parameters as 2021-04-23_22-43-09, but uses 0.1x cost for lockdown</text:p>
          </table:table-cell>
        </table:table-row>
        <table:table-row table:style-name="ro1">
          <table:table-cell office:value-type="string" calcext:value-type="string">
            <text:p>2021-04-24_12-34-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0.38 million cumulative, adjacency matrix keeps top 3 edges, uses scaled lockdown for city population for an entity in a city, same parameters as 2021-04-23_22-43-09, but uses 0.2x cost for lockdown</text:p>
          </table:table-cell>
        </table:table-row>
        <table:table-row table:style-name="ro1">
          <table:table-cell office:value-type="string" calcext:value-type="string">
            <text:p>2021-04-24_12-20-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gular lockdown, recovered around 0.84 million cumulative, adjacency matrix keeps top 3 edges, uses scaled lockdown for city population for an entity in a city, same parameters as 2021-04-23_22-43-09, but uses 0.5x cost for lockdown</text:p>
          </table:table-cell>
        </table:table-row>
        <table:table-row table:style-name="ro1">
          <table:table-cell office:value-type="string" calcext:value-type="string">
            <text:p>2021-04-24_18-50-0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1.01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4_13-42-1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2.04 million cumulative, adjacency matrix keeps top 3 edges, uses scaled lockdown for city population for an entity in a city, same parameters as 2021-04-24_18-50-03 , but uses 2x cost for lockdown</text:p>
          </table:table-cell>
        </table:table-row>
        <table:table-row table:style-name="ro1">
          <table:table-cell office:value-type="string" calcext:value-type="string">
            <text:p>2021-04-24_13-45-0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2.96 million cumulative, adjacency matrix keeps top 3 edges, uses scaled lockdown for city population for an entity in a city, same parameters as 2021-04-24_18-50-03 , but uses 4x cost for lockdown</text:p>
          </table:table-cell>
        </table:table-row>
        <table:table-row table:style-name="ro1">
          <table:table-cell office:value-type="string" calcext:value-type="string">
            <text:p>2021-04-24_18-43-1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24 million cumulative, adjacency matrix keeps top 3 edges, uses scaled lockdown for city population for an entity in a city, same parameters as 2021-04-24_18-50-03 , but uses 0.1x cost for lockdown</text:p>
          </table:table-cell>
        </table:table-row>
        <table:table-row table:style-name="ro1">
          <table:table-cell office:value-type="string" calcext:value-type="string">
            <text:p>2021-04-24_13-45-4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34 million cumulative, adjacency matrix keeps top 3 edges, uses scaled lockdown for city population for an entity in a city, same parameters as 2021-04-24_18-50-03 , but uses 0.2x cost for lockdown</text:p>
          </table:table-cell>
        </table:table-row>
        <table:table-row table:style-name="ro1">
          <table:table-cell office:value-type="string" calcext:value-type="string">
            <text:p>2021-04-24_13-46-1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gular lockdown, recovered around 0.61 million cumulative, adjacency matrix keeps top 3 edges, uses scaled lockdown for city population for an entity in a city, same parameters as 2021-04-24_18-50-03 , but uses 0.5x cost for lockdown</text:p>
          </table:table-cell>
        </table:table-row>
        <table:table-row table:style-name="ro1">
          <table:table-cell office:value-type="string" calcext:value-type="string">
            <text:p>2021-04-25_15-53-1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4.87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5_15-58-1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6.10 million cumulative, adjacency matrix keeps top 3 edges, uses scaled lockdown for city population for an entity in a city, same parameters as 2021-04-25_15-53-19, but uses 2x cost for lockdown</text:p>
          </table:table-cell>
        </table:table-row>
        <table:table-row table:style-name="ro1">
          <table:table-cell office:value-type="string" calcext:value-type="string">
            <text:p>2021-04-25_16-20-0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1.00 million cumulative, adjacency matrix keeps top 3 edges, uses scaled lockdown for city population for an entity in a city, same parameters as 2021-04-25_15-53-19, but uses 0.1x cost for lockdown</text:p>
          </table:table-cell>
        </table:table-row>
        <table:table-row table:style-name="ro1">
          <table:table-cell office:value-type="string" calcext:value-type="string">
            <text:p>2021-04-25_16-14-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1.53 million cumulative, adjacency matrix keeps top 3 edges, uses scaled lockdown for city population for an entity in a city, same parameters as 2021-04-25_15-53-19, but uses 0.2x cost for lockdown</text:p>
          </table:table-cell>
        </table:table-row>
        <table:table-row table:style-name="ro1">
          <table:table-cell office:value-type="string" calcext:value-type="string">
            <text:p>2021-04-25_16-00-0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gular lockdown, recovered around 3.38 million cumulative, adjacency matrix keeps top 3 edges, uses scaled lockdown for city population for an entity in a city, same parameters as 2021-04-25_15-53-19, but uses 0.5x cost for lockdown</text:p>
          </table:table-cell>
        </table:table-row>
        <table:table-row table:style-name="ro1">
          <table:table-cell office:value-type="string" calcext:value-type="string">
            <text:p>2021-04-26_09-12-0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1.45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6_09-04-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3.24 million cumulative, adjacency matrix keeps top 3 edges, uses scaled lockdown for city population for an entity in a city, same parameters as 2021-04-26_09-12-01, but uses 2x cost for lockdown</text:p>
          </table:table-cell>
        </table:table-row>
        <table:table-row table:style-name="ro1">
          <table:table-cell office:value-type="string" calcext:value-type="string">
            <text:p>2021-04-26_09-18-1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0.27 million cumulative, adjacency matrix keeps top 3 edges, uses scaled lockdown for city population for an entity in a city, same parameters as 2021-04-26_09-12-01, but uses 0.1x cost for lockdown</text:p>
          </table:table-cell>
        </table:table-row>
        <table:table-row table:style-name="ro1">
          <table:table-cell office:value-type="string" calcext:value-type="string">
            <text:p>2021-04-26_09-15-0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0.52 million cumulative, adjacency matrix keeps top 3 edges, uses scaled lockdown for city population for an entity in a city, same parameters as 2021-04-26_09-12-01, but uses 0.2x cost for lockdown</text:p>
          </table:table-cell>
        </table:table-row>
        <table:table-row table:style-name="ro1">
          <table:table-cell office:value-type="string" calcext:value-type="string">
            <text:p>2021-04-26_09-10-5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gular lockdown, recovered around 1.19 million cumulative, adjacency matrix keeps top 3 edges, uses scaled lockdown for city population for an entity in a city, same parameters as 2021-04-26_09-12-01, but uses 0.5x cost for lockdown</text:p>
          </table:table-cell>
        </table:table-row>
        <table:table-row table:style-name="ro1">
          <table:table-cell office:value-type="string" calcext:value-type="string">
            <text:p>2021-04-26_18-03-56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1.43 million cumulative, adjacency matrix keeps top 3 edges, uses scaled lockdown for city population for an entity in a city</text:p>
          </table:table-cell>
        </table:table-row>
        <table:table-row table:style-name="ro1">
          <table:table-cell office:value-type="string" calcext:value-type="string">
            <text:p>2021-04-27_13-54-34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2.77 million cumulative, adjacency matrix keeps top 3 edges, uses scaled lockdown for city population for an entity in a city, same parameters as 2021-04-26_18-03-56, but uses 2x cost for lockdown</text:p>
          </table:table-cell>
        </table:table-row>
        <table:table-row table:style-name="ro1">
          <table:table-cell office:value-type="string" calcext:value-type="string">
            <text:p>2021-04-27_06-06-4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0.31 million cumulative, adjacency matrix keeps top 3 edges, uses scaled lockdown for city population for an entity in a city, same parameters as 2021-04-26_18-03-56, but uses 0.1x cost for lockdown</text:p>
          </table:table-cell>
        </table:table-row>
        <table:table-row table:style-name="ro1">
          <table:table-cell office:value-type="string" calcext:value-type="string">
            <text:p>2021-04-27_05-23-5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0.48 million cumulative, adjacency matrix keeps top 3 edges, uses scaled lockdown for city population for an entity in a city, same parameters as 2021-04-26_18-03-56, but uses 0.2x cost for lockdown</text:p>
          </table:table-cell>
        </table:table-row>
        <table:table-row table:style-name="ro1">
          <table:table-cell office:value-type="string" calcext:value-type="string">
            <text:p>2021-04-26_18-49-2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gular lockdown, recovered around 0.94 million cumulative, adjacency matrix keeps top 3 edges, uses scaled lockdown for city population for an entity in a city, same parameters as 2021-04-26_18-03-56, but uses 0.5x cost for lock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7:33:33.973139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2:04:12.565193341</meta:creation-date>
    <dc:date>2021-04-27T17:34:46.450069630</dc:date>
    <meta:editing-duration>P5DT8H8M38S</meta:editing-duration>
    <meta:editing-cycles>39</meta:editing-cycles>
    <meta:generator>LibreOffice/6.0.7.3$Linux_X86_64 LibreOffice_project/00m0$Build-3</meta:generator>
    <meta:document-statistic meta:table-count="1" meta:cell-count="271" meta:object-count="0"/>
  </office:meta>
</office:document-meta>
</file>